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file editing</text:h>
      <text:p text:style-name="Text_20_body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ulated" style:family="paragraph" style:parent-style-name="Text_20_body" style:class="text">
      <style:paragraph-properties>
        <style:tab-stops>
          <style:tab-stop style:position="4.001cm"/>
          <style:tab-stop style:position="7.999cm"/>
          <style:tab-stop style:position="12cm"/>
        </style:tab-stops>
      </style:paragraph-properties>
    </style:style>
    <style:style style:name="Tabulated_20_Head" style:display-name="Tabulated Head" style:family="paragraph" style:parent-style-name="Tabulated" style:class="text">
      <style:text-properties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2T14:55:42.18</meta:creation-date>
    <dc:title>Profile Editing</dc:title>
    <dc:date>2011-12-20T11:12:50.78</dc:date>
    <meta:editing-duration>PT3H56M44S</meta:editing-duration>
    <meta:editing-cycles>39</meta:editing-cycles>
    <meta:generator>OpenOffice.org/3.3$Win32 OpenOffice.org_project/330m20$Build-9567</meta:generator>
    <dc:creator>Martin Vladić</dc:creator>
    <meta:document-statistic meta:table-count="0" meta:image-count="0" meta:object-count="0" meta:page-count="1" meta:paragraph-count="2" meta:word-count="3" meta:character-count="18"/>
    <meta:user-defined meta:name="WebPublish_Post_Id">22</meta:user-defined>
    <meta:user-defined meta:name="WebPublish_Post_PrimaryCategory">7</meta:user-defined>
    <meta:user-defined meta:name="WebPublish_Post_Profile">Joomla (webpublish.envox.hr)</meta:user-defined>
    <meta:user-defined meta:name="WebPublish_Post_PublishOption">Publish now</meta:user-defined>
  </office:meta>
</office:document-meta>
</file>